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fec8" officeooo:paragraph-rsid="001afe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cluir do repositório! Apenas para ter um arquivo nos diretóri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6T19:08:11.593139472</meta:creation-date>
    <dc:date>2021-08-06T19:09:21.948774720</dc:date>
    <meta:editing-duration>PT1M17S</meta:editing-duration>
    <meta:editing-cycles>1</meta:editing-cycles>
    <meta:document-statistic meta:table-count="0" meta:image-count="0" meta:object-count="0" meta:page-count="1" meta:paragraph-count="1" meta:word-count="10" meta:character-count="65" meta:non-whitespace-character-count="56"/>
    <meta:generator>LibreOffice/6.0.7.3$Linux_X86_64 LibreOffice_project/00m0$Build-3</meta:generator>
  </office:meta>
</office:document-meta>
</file>